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e50d8"/>
    </style:style>
  </office:automatic-styles>
  <office:body>
    <office:text>
      <text:variable-decls>
        <text:variable-decl office:value-type="string" text:name="simple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user_field1_copy" text:name="user_field1"/>
      </text:user-field-decls>
      <text:p text:style-name="Standard"><text:variable-set text:name="simple1" office:value-type="string">simple1</text:variable-set></text:p>
      <text:p text:style-name="P1"><text:variable-get text:name="simple1">simple1</text:variable-get></text:p>
      <text:p text:style-name="P1"><text:variable-set text:name="simple1" office:value-type="string">simple11</text:variable-set></text:p>
      <text:p text:style-name="Standard"/>
      <text:p text:style-name="Standard"><text:user-field-get text:name="user_field1">user_field1_copy</text:user-field-get></text:p>
      <text:p text:style-name="Standard"><text:user-field-get text:name="user_field1">user_field1_copy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1:26:28.163280152</meta:creation-date>
    <dc:date>2014-11-20T13:38:22.464922923</dc:date>
    <meta:editing-duration>PT40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5" meta:word-count="5" meta:character-count="54" meta:non-whitespace-character-count="54"/>
  </office:meta>
</office:document-meta>
</file>